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b2b2b2" draw:textarea-horizontal-align="justify" draw:textarea-vertical-align="middle" draw:auto-grow-height="false" fo:min-height="1.121cm" fo:min-width="1.074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395cm" fo:min-width="0.091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458cm" fo:min-width="0.793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395cm" fo:min-width="0.092cm"/>
    </style:style>
    <style:style style:name="gr5" style:family="graphic" style:parent-style-name="standard">
      <style:graphic-properties svg:stroke-color="#000000" draw:fill-color="#b2b2b2" draw:textarea-horizontal-align="justify" draw:textarea-vertical-align="middle" draw:auto-grow-height="false" fo:min-height="0.671cm" fo:min-width="0.496cm"/>
    </style:style>
    <style:style style:name="gr6" style:family="graphic" style:parent-style-name="standard">
      <style:graphic-properties svg:stroke-color="#000000" draw:fill-color="#b2b2b2" draw:textarea-horizontal-align="justify" draw:textarea-vertical-align="middle" draw:auto-grow-height="false" fo:min-height="0.317cm" fo:min-width="0.15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1.238cm" fo:min-width="0.4cm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stroke="none" svg:stroke-color="#000000" draw:fill="none" draw:fill-color="#ffffff" fo:min-height="0.45cm"/>
    </style:style>
    <style:style style:name="gr10" style:family="graphic" style:parent-style-name="standard">
      <style:graphic-properties draw:stroke="none" svg:stroke-color="#000000" draw:fill="none" draw:fill-color="#ffffff" fo:min-height="0.55cm"/>
    </style:style>
    <style:style style:name="gr11" style:family="graphic" style:parent-style-name="standard">
      <style:graphic-properties draw:stroke="none" svg:stroke-color="#000000" draw:fill="none" draw:fill-color="#ffffff" fo:min-height="0.35cm"/>
    </style:style>
    <style:style style:name="gr12" style:family="graphic" style:parent-style-name="standard">
      <style:graphic-properties draw:stroke="none" svg:stroke-color="#000000" draw:fill="none" draw:fill-color="#ffffff" fo:min-height="2.134cm"/>
    </style:style>
    <style:style style:name="gr13" style:family="graphic" style:parent-style-name="objectwithoutfill">
      <style:graphic-properties draw:fill="none" draw:textarea-vertical-align="middle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3.148cm" svg:height="4.112cm" svg:x="1.1cm" svg:y="6.08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0.835cm" svg:height="0.911cm" svg:x="1.678cm" svg:y="9.044cm">
          <text:p text:style-name="P2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835cm" svg:height="0.911cm" svg:x="2.706cm" svg:y="9.032cm">
          <text:p text:style-name="P2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477cm" svg:height="1.414cm" svg:x="3.927cm" svg:y="7.373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0.836cm" svg:height="0.911cm" svg:x="7.203cm" svg:y="6.141cm">
          <text:p text:style-name="P2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992cm" svg:height="2.763cm" svg:x="5.404cm" svg:y="7.37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1.992cm" svg:height="2.763cm" svg:x="7.653cm" svg:y="7.37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0.835cm" svg:height="0.911cm" svg:x="8.167cm" svg:y="8.979cm">
          <text:p text:style-name="P2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477cm" svg:height="1.414cm" svg:x="9.645cm" svg:y="7.18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0.835cm" svg:height="0.911cm" svg:x="12.9cm" svg:y="5.989cm">
          <text:p text:style-name="P2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992cm" svg:height="2.763cm" svg:x="10.544cm" svg:y="7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1.3cm" svg:height="1.7cm" svg:x="12.8cm" svg:y="8.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1.3cm" svg:height="1.7cm" svg:x="14.6cm" svg:y="8.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0.835cm" svg:height="0.911cm" svg:x="13.865cm" svg:y="7.2cm">
          <text:p text:style-name="P2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8cm" svg:height="1.7cm" svg:x="12.7cm" svg:y="10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5" draw:layer="layout" svg:width="0.9cm" svg:height="1cm" svg:x="2.2cm" svg:y="7.8cm">
          <draw:text-box>
            <text:p>A</text:p>
          </draw:text-box>
        </draw:frame>
        <draw:frame draw:style-name="gr8" draw:text-style-name="P5" draw:layer="layout" svg:width="0.9cm" svg:height="1cm" svg:x="6cm" svg:y="8.1cm">
          <draw:text-box>
            <text:p>B</text:p>
          </draw:text-box>
        </draw:frame>
        <draw:frame draw:style-name="gr8" draw:text-style-name="P5" draw:layer="layout" svg:width="0.7cm" svg:height="1cm" svg:x="8.141cm" svg:y="8.02cm">
          <draw:text-box>
            <text:p>C</text:p>
          </draw:text-box>
        </draw:frame>
        <draw:frame draw:style-name="gr9" draw:text-style-name="P5" draw:layer="layout" svg:width="0.7cm" svg:height="0.962cm" svg:x="11.1cm" svg:y="8.038cm">
          <draw:text-box>
            <text:p>B</text:p>
          </draw:text-box>
        </draw:frame>
        <draw:frame draw:style-name="gr10" draw:text-style-name="P5" draw:layer="layout" svg:width="0.5cm" svg:height="0.962cm" svg:x="13.015cm" svg:y="9.074cm">
          <draw:text-box>
            <text:p>D</text:p>
          </draw:text-box>
        </draw:frame>
        <draw:frame draw:style-name="gr11" draw:text-style-name="P5" draw:layer="layout" svg:width="0.7cm" svg:height="0.962cm" svg:x="14.8cm" svg:y="9.038cm">
          <draw:text-box>
            <text:p>E</text:p>
          </draw:text-box>
        </draw:frame>
        <draw:custom-shape draw:style-name="gr4" draw:text-style-name="P3" draw:layer="layout" svg:width="0.836cm" svg:height="0.911cm" svg:x="12.758cm" svg:y="12.905cm">
          <text:p text:style-name="P2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992cm" svg:height="2.763cm" svg:x="10.959cm" svg:y="14.13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1.992cm" svg:height="2.763cm" svg:x="13.208cm" svg:y="14.13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0.835cm" svg:height="0.911cm" svg:x="13.722cm" svg:y="15.743cm">
          <text:p text:style-name="P2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0.9cm" svg:height="1cm" svg:x="11.555cm" svg:y="14.864cm">
          <draw:text-box>
            <text:p>B</text:p>
          </draw:text-box>
        </draw:frame>
        <draw:frame draw:style-name="gr8" draw:text-style-name="P5" draw:layer="layout" svg:width="0.7cm" svg:height="1cm" svg:x="13.696cm" svg:y="14.784cm">
          <draw:text-box>
            <text:p>E</text:p>
          </draw:text-box>
        </draw:frame>
        <draw:custom-shape draw:style-name="gr6" draw:text-style-name="P1" draw:layer="layout" svg:width="1.3cm" svg:height="1.7cm" svg:x="12.8cm" svg:y="17.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5" draw:layer="layout" svg:width="0.5cm" svg:height="0.962cm" svg:x="13.015cm" svg:y="17.874cm">
          <draw:text-box>
            <text:p>D</text:p>
          </draw:text-box>
        </draw:frame>
        <draw:custom-shape draw:style-name="gr3" draw:text-style-name="P4" draw:layer="layout" svg:width="1.477cm" svg:height="1.414cm" draw:transform="rotate (-3.14159265358979) translate (9.476cm 16.6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3.148cm" svg:height="4.112cm" svg:x="4.228cm" svg:y="12.77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0.835cm" svg:height="0.911cm" svg:x="4.806cm" svg:y="15.732cm">
          <text:p text:style-name="P2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835cm" svg:height="0.911cm" svg:x="5.834cm" svg:y="15.72cm">
          <text:p text:style-name="P2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5" draw:layer="layout" svg:width="1.8cm" svg:height="2.384cm" svg:x="4.976cm" svg:y="14.492cm">
          <draw:text-box>
            <text:p>B+E</text:p>
          </draw:text-box>
        </draw:frame>
        <draw:custom-shape draw:style-name="gr6" draw:text-style-name="P1" draw:layer="layout" svg:width="1.3cm" svg:height="1.7cm" svg:x="5.176cm" svg:y="17.07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5" draw:layer="layout" svg:width="0.5cm" svg:height="0.962cm" svg:x="5.391cm" svg:y="17.75cm">
          <draw:text-box>
            <text:p>D</text:p>
          </draw:text-box>
        </draw:frame>
        <draw:line draw:style-name="gr13" draw:text-style-name="P6" draw:layer="layout" svg:x1="6.4cm" svg:y1="7.4cm" svg:x2="7.3cm" svg:y2="6.9cm">
          <text:p/>
        </draw:line>
        <draw:line draw:style-name="gr13" draw:text-style-name="P6" draw:layer="layout" svg:x1="7.9cm" svg:y1="6.9cm" svg:x2="8.7cm" svg:y2="7.4cm">
          <text:p/>
        </draw:line>
        <draw:line draw:style-name="gr13" draw:text-style-name="P6" draw:layer="layout" svg:x1="11.5cm" svg:y1="7.4cm" svg:x2="13cm" svg:y2="6.7cm">
          <text:p/>
        </draw:line>
        <draw:line draw:style-name="gr13" draw:text-style-name="P6" draw:layer="layout" svg:x1="13.4cm" svg:y1="8.4cm" svg:x2="14cm" svg:y2="8cm">
          <text:p/>
        </draw:line>
        <draw:line draw:style-name="gr13" draw:text-style-name="P6" draw:layer="layout" svg:x1="15.3cm" svg:y1="8.4cm" svg:x2="14.6cm" svg:y2="8cm">
          <text:p/>
        </draw:line>
        <draw:line draw:style-name="gr13" draw:text-style-name="P6" draw:layer="layout" svg:x1="13.7cm" svg:y1="6.7cm" svg:x2="14.1cm" svg:y2="7.3cm">
          <text:p/>
        </draw:line>
        <draw:line draw:style-name="gr13" draw:text-style-name="P6" draw:layer="layout" svg:x1="12cm" svg:y1="14.2cm" svg:x2="12.9cm" svg:y2="13.6cm">
          <text:p/>
        </draw:line>
        <draw:line draw:style-name="gr13" draw:text-style-name="P6" draw:layer="layout" svg:x1="13.5cm" svg:y1="13.7cm" svg:x2="14.2cm" svg:y2="14.2cm">
          <text:p/>
        </draw:line>
        <draw:line draw:style-name="gr13" draw:text-style-name="P6" draw:layer="layout" svg:x1="5.8cm" svg:y1="17.1cm" svg:x2="6.1cm" svg:y2="16.6cm">
          <text:p/>
        </draw:line>
        <draw:line draw:style-name="gr13" draw:text-style-name="P6" draw:layer="layout" svg:x1="13.9cm" svg:y1="16.6cm" svg:x2="13.4cm" svg:y2="17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09:09:22.481354670</meta:creation-date>
    <dc:date>2019-05-06T09:32:02.765591207</dc:date>
    <meta:editing-duration>PT12M28S</meta:editing-duration>
    <meta:editing-cycles>2</meta:editing-cycles>
    <meta:generator>LibreOffice/5.1.6.2$Linux_X86_64 LibreOffice_project/10m0$Build-2</meta:generator>
    <meta:document-statistic meta:object-count="46"/>
  </office:meta>
</office:document-meta>
</file>